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Nova Cond Light" svg:font-family="'Arial Nova Cond Light'"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854cm" fo:margin-left="0.116cm" table:align="left" style:shadow="none"/>
    </style:style>
    <style:style style:name="Table1.A" style:family="table-column">
      <style:table-column-properties style:column-width="4.313cm"/>
    </style:style>
    <style:style style:name="Table1.B" style:family="table-column">
      <style:table-column-properties style:column-width="2.778cm"/>
    </style:style>
    <style:style style:name="Table1.C" style:family="table-column">
      <style:table-column-properties style:column-width="4.921cm"/>
    </style:style>
    <style:style style:name="Table1.D" style:family="table-column">
      <style:table-column-properties style:column-width="4.842cm"/>
    </style:style>
    <style:style style:name="Table1.A1" style:family="table-cell">
      <style:table-cell-properties style:vertical-align="middle" style:border-line-width-left="0cm 0.004cm 0.002cm" style:border-line-width-top="0cm 0.004cm 0.002cm" fo:padding="0.049cm" fo:border-left="0.05pt double #808080" fo:border-right="none" fo:border-top="0.05pt double #808080" fo:border-bottom="none"/>
    </style:style>
    <style:style style:name="Table1.B1" style:family="table-cell">
      <style:table-cell-properties style:vertical-align="middle" style:border-line-width-top="0cm 0.004cm 0.002cm" fo:padding="0.049cm" fo:border-left="none" fo:border-right="none" fo:border-top="0.05pt double #808080" fo:border-bottom="none"/>
    </style:style>
    <style:style style:name="Table1.D1" style:family="table-cell">
      <style:table-cell-properties style:vertical-align="middle" style:border-line-width-right="0cm 0.004cm 0.002cm" style:border-line-width-top="0cm 0.004cm 0.002cm" fo:padding="0.049cm" fo:border-left="none" fo:border-right="0.05pt double #808080" fo:border-top="0.05pt double #808080" fo:border-bottom="none"/>
    </style:style>
    <style:style style:name="Table1.A2" style:family="table-cell">
      <style:table-cell-properties style:vertical-align="middle" style:border-line-width-left="0cm 0.004cm 0.002cm" fo:padding="0.049cm" fo:border-left="0.05pt double #808080" fo:border-right="none" fo:border-top="none" fo:border-bottom="none"/>
    </style:style>
    <style:style style:name="Table1.B2" style:family="table-cell">
      <style:table-cell-properties style:vertical-align="middle" fo:padding="0.049cm" fo:border="none"/>
    </style:style>
    <style:style style:name="Table1.D2" style:family="table-cell">
      <style:table-cell-properties style:vertical-align="middle" style:border-line-width-right="0cm 0.004cm 0.002cm" fo:padding="0.049cm" fo:border-left="none" fo:border-right="0.05pt double #808080" fo:border-top="none" fo:border-bottom="none"/>
    </style:style>
    <style:style style:name="Table1.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B4" style:family="table-cell">
      <style:table-cell-properties style:vertical-align="middle" style:border-line-width-bottom="0cm 0.004cm 0.002cm" fo:padding="0.049cm" fo:border-left="none" fo:border-right="none" fo:border-top="none" fo:border-bottom="0.05pt double #808080"/>
    </style:style>
    <style:style style:name="Table1.D4" style:family="table-cell">
      <style:table-cell-properties style:vertical-align="middle" style:border-line-width-right="0cm 0.004cm 0.002cm" style:border-line-width-bottom="0cm 0.004cm 0.002cm" fo:padding="0.049cm" fo:border-left="none" fo:border-right="0.05pt double #808080" fo:border-top="none" fo:border-bottom="0.05pt double #808080"/>
    </style:style>
    <style:style style:name="Table2" style:family="table">
      <style:table-properties style:width="17.013cm" fo:margin-left="0.011cm" table:align="left" style:shadow="none"/>
    </style:style>
    <style:style style:name="Table2.A" style:family="table-column">
      <style:table-column-properties style:column-width="4.498cm"/>
    </style:style>
    <style:style style:name="Table2.B" style:family="table-column">
      <style:table-column-properties style:column-width="2.302cm"/>
    </style:style>
    <style:style style:name="Table2.C" style:family="table-column">
      <style:table-column-properties style:column-width="4.392cm"/>
    </style:style>
    <style:style style:name="Table2.D" style:family="table-column">
      <style:table-column-properties style:column-width="5.821cm"/>
    </style:style>
    <style:style style:name="Table2.A1" style:family="table-cell">
      <style:table-cell-properties style:vertical-align="middle" style:border-line-width-left="0cm 0.004cm 0.002cm" style:border-line-width-top="0cm 0.004cm 0.002cm" fo:padding="0.049cm" fo:border-left="0.05pt double #808080" fo:border-right="none" fo:border-top="0.05pt double #808080" fo:border-bottom="none"/>
    </style:style>
    <style:style style:name="Table2.B1" style:family="table-cell">
      <style:table-cell-properties style:vertical-align="middle" style:border-line-width-top="0cm 0.004cm 0.002cm" fo:padding="0.049cm" fo:border-left="none" fo:border-right="none" fo:border-top="0.05pt double #808080" fo:border-bottom="none"/>
    </style:style>
    <style:style style:name="Table2.D1" style:family="table-cell">
      <style:table-cell-properties style:vertical-align="middle" style:border-line-width-right="0cm 0.004cm 0.002cm" style:border-line-width-top="0cm 0.004cm 0.002cm" fo:padding="0.049cm" fo:border-left="none" fo:border-right="0.05pt double #808080" fo:border-top="0.05pt double #808080" fo:border-bottom="none"/>
    </style:style>
    <style:style style:name="Table2.A2" style:family="table-cell">
      <style:table-cell-properties style:vertical-align="middle" style:border-line-width-left="0cm 0.004cm 0.002cm" fo:padding="0.049cm" fo:border-left="0.05pt double #808080" fo:border-right="none" fo:border-top="none" fo:border-bottom="none"/>
    </style:style>
    <style:style style:name="Table2.B2" style:family="table-cell">
      <style:table-cell-properties style:vertical-align="middle" fo:padding="0.049cm" fo:border="none"/>
    </style:style>
    <style:style style:name="Table2.D2" style:family="table-cell">
      <style:table-cell-properties style:vertical-align="middle" style:border-line-width-right="0cm 0.004cm 0.002cm" fo:padding="0.049cm" fo:border-left="none" fo:border-right="0.05pt double #808080" fo:border-top="none" fo:border-bottom="none"/>
    </style:style>
    <style:style style:name="Table2.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B4" style:family="table-cell">
      <style:table-cell-properties style:vertical-align="middle" style:border-line-width-bottom="0cm 0.004cm 0.002cm" fo:padding="0.049cm" fo:border-left="none" fo:border-right="none" fo:border-top="none" fo:border-bottom="0.05pt double #808080"/>
    </style:style>
    <style:style style:name="Table2.D4" style:family="table-cell">
      <style:table-cell-properties style:vertical-align="middle" style:border-line-width-right="0cm 0.004cm 0.002cm" style:border-line-width-bottom="0cm 0.004cm 0.002cm" fo:padding="0.049cm" fo:border-left="none" fo:border-right="0.05pt double #808080" fo:border-top="none" fo:border-bottom="0.05pt double #808080"/>
    </style:style>
    <style:style style:name="P1" style:family="paragraph" style:parent-style-name="Standard">
      <style:text-properties style:font-name="Lucida Sans Unicode" fo:font-style="italic" style:text-underline-style="solid" style:text-underline-width="auto" style:text-underline-color="font-color" officeooo:rsid="00081936" officeooo:paragraph-rsid="00092196" style:font-style-asian="italic" style:font-style-complex="italic"/>
    </style:style>
    <style:style style:name="P2" style:family="paragraph" style:parent-style-name="Standard">
      <style:text-properties style:font-name="Lucida Sans Unicode" fo:font-style="italic" style:text-underline-style="solid" style:text-underline-width="auto" style:text-underline-color="font-color" officeooo:rsid="000b34fd" officeooo:paragraph-rsid="000b34fd" style:font-style-asian="italic" style:font-style-complex="italic"/>
    </style:style>
    <style:style style:name="P3" style:family="paragraph" style:parent-style-name="Standard">
      <style:text-properties style:font-name="Lucida Sans Unicode" fo:font-style="italic" style:text-underline-style="none" officeooo:rsid="00081936" officeooo:paragraph-rsid="00081936" style:font-style-asian="italic" style:font-style-complex="italic"/>
    </style:style>
    <style:style style:name="P4" style:family="paragraph" style:parent-style-name="Standard">
      <style:paragraph-properties fo:text-align="center" style:justify-single-word="false"/>
      <style:text-properties style:font-name="Lucida Sans Unicode" fo:font-style="italic" style:text-underline-style="none" officeooo:rsid="00081936" officeooo:paragraph-rsid="00092196" style:font-style-asian="italic" style:font-style-complex="italic"/>
    </style:style>
    <style:style style:name="P5" style:family="paragraph" style:parent-style-name="Standard">
      <style:text-properties style:font-name="Lucida Sans Unicode" fo:font-style="normal" style:text-underline-style="solid" style:text-underline-width="auto" style:text-underline-color="font-color" officeooo:rsid="00081936" officeooo:paragraph-rsid="00081936" style:font-style-asian="normal" style:font-style-complex="normal"/>
    </style:style>
    <style:style style:name="P6" style:family="paragraph" style:parent-style-name="Standard">
      <style:text-properties style:font-name="Lucida Sans Unicode" fo:font-style="normal" style:text-underline-style="solid" style:text-underline-width="auto" style:text-underline-color="font-color" officeooo:rsid="000969ef" officeooo:paragraph-rsid="000b0602" style:font-style-asian="normal" style:font-style-complex="normal"/>
    </style:style>
    <style:style style:name="P7" style:family="paragraph" style:parent-style-name="Standard">
      <style:text-properties style:font-name="Lucida Sans Unicode" fo:font-style="normal" style:text-underline-style="solid" style:text-underline-width="auto" style:text-underline-color="font-color" officeooo:rsid="000b0602" officeooo:paragraph-rsid="000b0602" style:font-style-asian="normal" style:font-style-complex="normal"/>
    </style:style>
    <style:style style:name="P8" style:family="paragraph" style:parent-style-name="Standard">
      <style:text-properties style:font-name="Lucida Sans Unicode" fo:font-style="normal" style:text-underline-style="solid" style:text-underline-width="auto" style:text-underline-color="font-color" officeooo:rsid="000b34fd" officeooo:paragraph-rsid="000b34fd" style:font-style-asian="normal" style:font-style-complex="normal"/>
    </style:style>
    <style:style style:name="P9" style:family="paragraph" style:parent-style-name="Standard">
      <style:text-properties style:font-name="Lucida Sans Unicode" fo:font-style="normal" style:text-underline-style="none" officeooo:rsid="00081936" officeooo:paragraph-rsid="00081936" style:font-style-asian="normal" style:font-style-complex="normal"/>
    </style:style>
    <style:style style:name="P10" style:family="paragraph" style:parent-style-name="Standard" style:list-style-name="L1">
      <style:text-properties style:font-name="Lucida Sans Unicode" fo:font-style="normal" style:text-underline-style="none" officeooo:rsid="00081936" officeooo:paragraph-rsid="00081936" style:font-style-asian="normal" style:font-style-complex="normal"/>
    </style:style>
    <style:style style:name="P11" style:family="paragraph" style:parent-style-name="Standard">
      <style:text-properties style:font-name="Lucida Sans Unicode" fo:font-style="normal" style:text-underline-style="none" officeooo:rsid="00081936" officeooo:paragraph-rsid="00092196" style:font-style-asian="normal" style:font-style-complex="normal"/>
    </style:style>
    <style:style style:name="P12" style:family="paragraph" style:parent-style-name="Standard">
      <style:text-properties style:font-name="Lucida Sans Unicode" fo:font-style="normal" style:text-underline-style="none" officeooo:rsid="000938f0" officeooo:paragraph-rsid="000938f0" style:font-style-asian="normal" style:font-style-complex="normal"/>
    </style:style>
    <style:style style:name="P13" style:family="paragraph" style:parent-style-name="Standard" style:list-style-name="L2">
      <style:text-properties style:font-name="Lucida Sans Unicode" fo:font-style="normal" style:text-underline-style="none" officeooo:rsid="000938f0" officeooo:paragraph-rsid="000938f0" style:font-style-asian="normal" style:font-style-complex="normal"/>
    </style:style>
    <style:style style:name="P14" style:family="paragraph" style:parent-style-name="Standard">
      <style:text-properties style:font-name="Lucida Sans Unicode" fo:font-style="normal" style:text-underline-style="none" officeooo:rsid="000969ef" officeooo:paragraph-rsid="000969ef" style:font-style-asian="normal" style:font-style-complex="normal"/>
    </style:style>
    <style:style style:name="P15" style:family="paragraph" style:parent-style-name="Standard">
      <style:text-properties style:font-name="Lucida Sans Unicode" fo:font-size="13pt" fo:font-style="normal" style:text-underline-style="solid" style:text-underline-width="auto" style:text-underline-color="font-color" officeooo:rsid="00081936" officeooo:paragraph-rsid="00081936" style:font-size-asian="13pt" style:font-style-asian="normal" style:font-size-complex="13pt" style:font-style-complex="normal"/>
    </style:style>
    <style:style style:name="P16" style:family="paragraph" style:parent-style-name="Standard">
      <style:text-properties style:font-name="Lucida Sans Unicode" fo:font-size="13pt" fo:font-style="italic" style:text-underline-style="solid" style:text-underline-width="auto" style:text-underline-color="font-color" officeooo:rsid="000938f0" officeooo:paragraph-rsid="000938f0" style:font-size-asian="13pt" style:font-style-asian="italic" style:font-size-complex="13pt" style:font-style-complex="italic"/>
    </style:style>
    <style:style style:name="P17" style:family="paragraph" style:parent-style-name="Standard">
      <style:text-properties style:font-name="Lucida Sans Unicode" fo:font-size="14pt" fo:font-style="italic" officeooo:rsid="000c2d4d" officeooo:paragraph-rsid="000c2d4d" style:font-style-asian="italic" style:font-style-complex="italic"/>
    </style:style>
    <style:style style:name="P18" style:family="paragraph" style:parent-style-name="Standard">
      <style:text-properties style:font-name="Lucida Sans Unicode" fo:font-size="12pt" fo:font-style="normal" style:text-underline-style="solid" style:text-underline-width="auto" style:text-underline-color="font-color" officeooo:rsid="000938f0" officeooo:paragraph-rsid="000938f0" style:font-size-asian="10.5pt" style:font-style-asian="normal" style:font-size-complex="12pt" style:font-style-complex="normal"/>
    </style:style>
    <style:style style:name="P19" style:family="paragraph" style:parent-style-name="Standard">
      <style:paragraph-properties fo:text-align="center" style:justify-single-word="false"/>
      <style:text-properties style:font-name="Lucida Sans Unicode" fo:font-size="12pt" fo:font-style="normal" officeooo:rsid="000c2d4d" officeooo:paragraph-rsid="000c2d4d" style:font-style-asian="normal" style:font-style-complex="normal"/>
    </style:style>
    <style:style style:name="P20" style:family="paragraph" style:parent-style-name="Standard">
      <style:paragraph-properties fo:text-align="start" style:justify-single-word="false"/>
      <style:text-properties style:font-name="Lucida Sans Unicode" fo:font-size="12pt" fo:font-style="normal" officeooo:rsid="000c2d4d" officeooo:paragraph-rsid="000c2d4d" style:font-style-asian="normal" style:font-style-complex="normal"/>
    </style:style>
    <style:style style:name="P21" style:family="paragraph" style:parent-style-name="Standard">
      <style:paragraph-properties fo:text-align="start" style:justify-single-word="false"/>
      <style:text-properties style:font-name="Lucida Sans Unicode" fo:font-size="12pt" fo:font-style="normal" officeooo:rsid="000dc5d2" officeooo:paragraph-rsid="000dc5d2" style:font-style-asian="normal" style:font-style-complex="normal"/>
    </style:style>
    <style:style style:name="P22" style:family="paragraph" style:parent-style-name="Standard">
      <style:paragraph-properties fo:text-align="start" style:justify-single-word="false"/>
      <style:text-properties style:font-name="Lucida Sans Unicode" fo:font-size="12pt" fo:font-style="normal" officeooo:rsid="000dc5d2" officeooo:paragraph-rsid="000f9f9d" style:font-style-asian="normal" style:font-style-complex="normal"/>
    </style:style>
    <style:style style:name="P23" style:family="paragraph" style:parent-style-name="Standard">
      <style:paragraph-properties fo:text-align="start" style:justify-single-word="false"/>
      <style:text-properties style:font-name="Lucida Sans Unicode" fo:font-size="12pt" fo:font-style="normal" officeooo:rsid="000f9f9d" officeooo:paragraph-rsid="000f9f9d" style:font-style-asian="normal" style:font-style-complex="normal"/>
    </style:style>
    <style:style style:name="P24" style:family="paragraph" style:parent-style-name="Standard">
      <style:paragraph-properties fo:text-align="start" style:justify-single-word="false"/>
      <style:text-properties style:font-name="Lucida Sans Unicode" fo:font-size="12pt" fo:font-style="normal" officeooo:rsid="00101a81" officeooo:paragraph-rsid="00101a81" style:font-style-asian="normal" style:font-style-complex="normal"/>
    </style:style>
    <style:style style:name="P25" style:family="paragraph" style:parent-style-name="Standard">
      <style:paragraph-properties fo:text-align="start" style:justify-single-word="false"/>
      <style:text-properties style:font-name="Lucida Sans Unicode" fo:font-size="12pt" fo:font-style="normal" officeooo:rsid="00132a45" officeooo:paragraph-rsid="00132a45" style:font-style-asian="normal" style:font-style-complex="normal"/>
    </style:style>
    <style:style style:name="P26" style:family="paragraph" style:parent-style-name="Standard" style:list-style-name="L4">
      <style:paragraph-properties fo:text-align="start" style:justify-single-word="false"/>
      <style:text-properties style:font-name="Lucida Sans Unicode" fo:font-size="12pt" fo:font-style="normal" officeooo:rsid="00132a45" officeooo:paragraph-rsid="00132a45" style:font-style-asian="normal" style:font-style-complex="normal"/>
    </style:style>
    <style:style style:name="P27" style:family="paragraph" style:parent-style-name="Standard">
      <style:paragraph-properties fo:text-align="start" style:justify-single-word="false"/>
      <style:text-properties style:font-name="Lucida Sans Unicode" fo:font-size="12pt" fo:font-style="normal" officeooo:rsid="00132a45" officeooo:paragraph-rsid="0016fde3" style:font-style-asian="normal" style:font-style-complex="normal"/>
    </style:style>
    <style:style style:name="P28" style:family="paragraph" style:parent-style-name="Standard">
      <style:paragraph-properties fo:text-align="start" style:justify-single-word="false"/>
      <style:text-properties style:font-name="Lucida Sans Unicode" fo:font-size="12pt" fo:font-style="normal" officeooo:rsid="00132a45" officeooo:paragraph-rsid="0019c08f" style:font-style-asian="normal" style:font-style-complex="normal"/>
    </style:style>
    <style:style style:name="P29" style:family="paragraph" style:parent-style-name="Standard">
      <style:paragraph-properties fo:text-align="start" style:justify-single-word="false"/>
      <style:text-properties style:font-name="Lucida Sans Unicode" fo:font-size="12pt" fo:font-style="normal" officeooo:rsid="00148030" officeooo:paragraph-rsid="00148030" style:font-style-asian="normal" style:font-style-complex="normal"/>
    </style:style>
    <style:style style:name="P30" style:family="paragraph" style:parent-style-name="Standard">
      <style:paragraph-properties fo:text-align="start" style:justify-single-word="false"/>
      <style:text-properties style:font-name="Lucida Sans Unicode" fo:font-size="12pt" fo:font-style="normal" officeooo:rsid="001b7f7d" officeooo:paragraph-rsid="001b7f7d" style:font-style-asian="normal" style:font-style-complex="normal"/>
    </style:style>
    <style:style style:name="P31" style:family="paragraph" style:parent-style-name="Standard">
      <style:paragraph-properties fo:text-align="start" style:justify-single-word="false"/>
      <style:text-properties style:font-name="Lucida Sans Unicode" fo:font-size="12pt" fo:font-style="normal" officeooo:rsid="001d319b" officeooo:paragraph-rsid="001d319b" style:font-style-asian="normal" style:font-style-complex="normal"/>
    </style:style>
    <style:style style:name="P32" style:family="paragraph" style:parent-style-name="Standard">
      <style:paragraph-properties fo:text-align="start" style:justify-single-word="false"/>
      <style:text-properties style:font-name="Lucida Sans Unicode" fo:font-size="12pt" fo:font-style="normal" officeooo:rsid="001e84d8" officeooo:paragraph-rsid="001e84d8" style:font-style-asian="normal" style:font-style-complex="normal"/>
    </style:style>
    <style:style style:name="P33" style:family="paragraph" style:parent-style-name="Standard">
      <style:paragraph-properties fo:text-align="start" style:justify-single-word="false"/>
      <style:text-properties style:font-name="Lucida Sans Unicode" fo:font-size="12pt" fo:font-style="normal" style:text-underline-style="none" officeooo:rsid="00101a81" officeooo:paragraph-rsid="00101a81" style:font-style-asian="normal" style:font-style-complex="normal"/>
    </style:style>
    <style:style style:name="P34" style:family="paragraph" style:parent-style-name="Standard">
      <style:paragraph-properties fo:text-align="start" style:justify-single-word="false"/>
      <style:text-properties style:font-name="Lucida Sans Unicode" fo:font-size="12pt" fo:font-style="normal" style:text-underline-style="none" officeooo:rsid="00118536" officeooo:paragraph-rsid="00118536" style:font-style-asian="normal" style:font-style-complex="normal"/>
    </style:style>
    <style:style style:name="P35" style:family="paragraph" style:parent-style-name="Standard">
      <style:paragraph-properties fo:text-align="start" style:justify-single-word="false"/>
      <style:text-properties style:font-name="Lucida Sans Unicode" fo:font-size="12pt" fo:font-style="italic" style:text-underline-style="solid" style:text-underline-width="auto" style:text-underline-color="font-color" officeooo:rsid="001f0325" officeooo:paragraph-rsid="001f0325" style:font-style-asian="italic" style:font-style-complex="italic"/>
    </style:style>
    <style:style style:name="P36" style:family="paragraph" style:parent-style-name="Standard">
      <style:paragraph-properties fo:text-align="start" style:justify-single-word="false"/>
      <style:text-properties style:font-name="Lucida Sans Unicode" fo:font-size="12pt" fo:font-style="italic" style:text-underline-style="solid" style:text-underline-width="auto" style:text-underline-color="font-color" officeooo:rsid="0020f93f" officeooo:paragraph-rsid="0020f93f" style:font-style-asian="italic" style:font-style-complex="italic"/>
    </style:style>
    <style:style style:name="P37" style:family="paragraph" style:parent-style-name="Standard">
      <style:paragraph-properties fo:text-align="start" style:justify-single-word="false"/>
      <style:text-properties style:font-name="Lucida Sans Unicode" fo:font-size="12pt" officeooo:rsid="0015aa01" officeooo:paragraph-rsid="0015aa01"/>
    </style:style>
    <style:style style:name="P38" style:family="paragraph" style:parent-style-name="Standard">
      <style:paragraph-properties fo:text-align="center" style:justify-single-word="false"/>
      <style:text-properties style:font-name="Lucida Sans Unicode" fo:font-size="10pt" fo:font-style="italic" style:text-underline-style="none" officeooo:rsid="000969ef" officeooo:paragraph-rsid="000969ef" style:font-size-asian="10pt" style:font-style-asian="italic" style:font-size-complex="10pt" style:font-style-complex="italic"/>
    </style:style>
    <style:style style:name="P39" style:family="paragraph" style:parent-style-name="Standard">
      <style:paragraph-properties fo:text-align="center" style:justify-single-word="false"/>
      <style:text-properties style:font-name="Lucida Sans Unicode" fo:font-size="10pt" fo:font-style="italic" officeooo:rsid="000dc5d2" officeooo:paragraph-rsid="000dc5d2" style:font-style-asian="italic" style:font-style-complex="italic"/>
    </style:style>
    <style:style style:name="P40" style:family="paragraph" style:parent-style-name="Standard">
      <style:paragraph-properties fo:text-align="start" style:justify-single-word="false"/>
      <style:text-properties style:font-name="Lucida Sans Unicode" fo:font-size="10pt" fo:font-style="normal" officeooo:rsid="0017c0b0" officeooo:paragraph-rsid="0017c0b0" style:font-style-asian="normal" style:font-style-complex="normal"/>
    </style:style>
    <style:style style:name="P41" style:family="paragraph" style:parent-style-name="Standard">
      <style:text-properties style:font-name="Lucida Sans Unicode" fo:font-size="11pt" fo:font-style="italic" style:text-underline-style="solid" style:text-underline-width="auto" style:text-underline-color="font-color" officeooo:rsid="000938f0" officeooo:paragraph-rsid="000938f0" style:font-size-asian="11pt" style:font-style-asian="italic" style:font-size-complex="11pt" style:font-style-complex="italic"/>
    </style:style>
    <style:style style:name="P42" style:family="paragraph" style:parent-style-name="Standard">
      <style:text-properties style:font-name="Lucida Sans Unicode" fo:font-size="11pt" fo:font-style="normal" style:text-underline-style="none" officeooo:rsid="000969ef" officeooo:paragraph-rsid="000969ef" style:font-size-asian="11pt" style:font-style-asian="normal" style:font-size-complex="11pt" style:font-style-complex="normal"/>
    </style:style>
    <style:style style:name="P43" style:family="paragraph" style:parent-style-name="Standard">
      <style:text-properties style:font-name="Lucida Sans Unicode" officeooo:rsid="000b34fd" officeooo:paragraph-rsid="000b34fd"/>
    </style:style>
    <style:style style:name="P44" style:family="paragraph" style:parent-style-name="Standard">
      <style:text-properties style:font-name="Lucida Sans Unicode" officeooo:rsid="000b34fd" officeooo:paragraph-rsid="0015aa01"/>
    </style:style>
    <style:style style:name="P45" style:family="paragraph" style:parent-style-name="Standard">
      <style:text-properties style:font-name="Lucida Sans Unicode" fo:font-size="8pt" fo:font-style="italic" officeooo:rsid="000c2d4d" officeooo:paragraph-rsid="000c2d4d" style:font-style-asian="italic" style:font-style-complex="italic"/>
    </style:style>
    <style:style style:name="P46" style:family="paragraph" style:parent-style-name="Standard">
      <style:text-properties style:font-name="Lucida Sans Unicode" fo:font-size="6pt" officeooo:rsid="000b34fd" officeooo:paragraph-rsid="000b34fd"/>
    </style:style>
    <style:style style:name="P47" style:family="paragraph" style:parent-style-name="Standard">
      <style:paragraph-properties fo:text-align="start" style:justify-single-word="false"/>
      <style:text-properties style:font-name="Lucida Sans Unicode" fo:font-size="6pt" fo:font-style="normal" officeooo:rsid="000dc5d2" officeooo:paragraph-rsid="000dc5d2" style:font-style-asian="normal" style:font-style-complex="normal"/>
    </style:style>
    <style:style style:name="P48" style:family="paragraph" style:parent-style-name="Standard">
      <style:paragraph-properties fo:text-align="center" style:justify-single-word="false"/>
      <style:text-properties style:font-name="Lucida Sans Unicode" fo:font-size="6pt" fo:font-style="italic" officeooo:rsid="000dc5d2" officeooo:paragraph-rsid="000dc5d2" style:font-style-asian="italic" style:font-style-complex="italic"/>
    </style:style>
    <style:style style:name="P49" style:family="paragraph" style:parent-style-name="Standard">
      <style:paragraph-properties fo:text-align="start" style:justify-single-word="false"/>
      <style:text-properties style:font-name="Lucida Sans Unicode" officeooo:paragraph-rsid="0015aa01"/>
    </style:style>
    <style:style style:name="P50" style:family="paragraph" style:parent-style-name="Standard">
      <style:paragraph-properties fo:text-align="start" style:justify-single-word="false"/>
      <style:text-properties style:font-name="Lucida Sans Unicode" officeooo:rsid="0017c0b0" officeooo:paragraph-rsid="0017c0b0"/>
    </style:style>
    <style:style style:name="P51" style:family="paragraph" style:parent-style-name="Standard">
      <style:paragraph-properties fo:text-align="start" style:justify-single-word="false"/>
      <style:text-properties style:font-name="Lucida Sans Unicode" officeooo:rsid="0019c08f" officeooo:paragraph-rsid="0019c08f"/>
    </style:style>
    <style:style style:name="P52" style:family="paragraph" style:parent-style-name="Standard">
      <style:text-properties officeooo:paragraph-rsid="000969ef"/>
    </style:style>
    <style:style style:name="P53" style:family="paragraph" style:parent-style-name="Standard">
      <style:text-properties officeooo:rsid="000a1d53" officeooo:paragraph-rsid="000a1d53"/>
    </style:style>
    <style:style style:name="P54" style:family="paragraph" style:parent-style-name="Standard" style:list-style-name="L3">
      <style:text-properties officeooo:rsid="000a1d53" officeooo:paragraph-rsid="000a1d53"/>
    </style:style>
    <style:style style:name="P55" style:family="paragraph" style:parent-style-name="Standard">
      <style:paragraph-properties fo:text-align="start" style:justify-single-word="false"/>
      <style:text-properties officeooo:paragraph-rsid="0017c0b0"/>
    </style:style>
    <style:style style:name="P56" style:family="paragraph" style:parent-style-name="Standard">
      <style:paragraph-properties fo:text-align="start" style:justify-single-word="false"/>
      <style:text-properties officeooo:paragraph-rsid="0020f93f"/>
    </style:style>
    <style:style style:name="P57" style:family="paragraph" style:parent-style-name="Standard">
      <style:paragraph-properties fo:text-align="start" style:justify-single-word="false"/>
      <style:text-properties officeooo:paragraph-rsid="00269bbc"/>
    </style:style>
    <style:style style:name="P58" style:family="paragraph" style:parent-style-name="Standard">
      <style:paragraph-properties fo:text-align="center" style:justify-single-word="false"/>
      <style:text-properties officeooo:paragraph-rsid="00118536"/>
    </style:style>
    <style:style style:name="P59" style:family="paragraph" style:parent-style-name="Standard">
      <style:paragraph-properties fo:text-align="start" style:justify-single-word="false"/>
      <style:text-properties fo:font-size="12pt" officeooo:rsid="0021f983" officeooo:paragraph-rsid="0021f983" style:font-size-asian="12pt" style:font-size-complex="12pt"/>
    </style:style>
    <style:style style:name="P60" style:family="paragraph" style:parent-style-name="Standard">
      <style:paragraph-properties fo:text-align="start" style:justify-single-word="false"/>
      <style:text-properties fo:font-size="12pt" officeooo:rsid="002446f1" officeooo:paragraph-rsid="002446f1" style:font-size-asian="12pt" style:font-size-complex="12pt"/>
    </style:style>
    <style:style style:name="P61" style:family="paragraph" style:parent-style-name="Standard">
      <style:paragraph-properties fo:text-align="start" style:justify-single-word="false"/>
      <style:text-properties fo:font-size="12pt" officeooo:rsid="002553c0" officeooo:paragraph-rsid="002553c0" style:font-size-asian="12pt" style:font-size-complex="12pt"/>
    </style:style>
    <style:style style:name="P62" style:family="paragraph" style:parent-style-name="Standard">
      <style:paragraph-properties fo:text-align="start" style:justify-single-word="false"/>
      <style:text-properties fo:font-size="12pt" officeooo:rsid="00269bbc" officeooo:paragraph-rsid="00269bbc" style:font-size-asian="12pt" style:font-size-complex="12pt"/>
    </style:style>
    <style:style style:name="P63" style:family="paragraph" style:parent-style-name="Standard">
      <style:paragraph-properties fo:text-align="start" style:justify-single-word="false"/>
      <style:text-properties officeooo:rsid="0017c0b0" officeooo:paragraph-rsid="0017c0b0"/>
    </style:style>
    <style:style style:name="P64" style:family="paragraph" style:parent-style-name="Standard">
      <style:paragraph-properties fo:text-align="start" style:justify-single-word="false"/>
      <style:text-properties officeooo:rsid="0020f93f" officeooo:paragraph-rsid="0020f93f"/>
    </style:style>
    <style:style style:name="P65" style:family="paragraph" style:parent-style-name="Standard">
      <style:paragraph-properties fo:text-align="start" style:justify-single-word="false"/>
      <style:text-properties officeooo:rsid="0023b823" officeooo:paragraph-rsid="0023b823"/>
    </style:style>
    <style:style style:name="P66" style:family="paragraph" style:parent-style-name="Standard">
      <style:paragraph-properties fo:text-align="center" style:justify-single-word="false"/>
      <style:text-properties fo:font-size="8pt" officeooo:rsid="002446f1" officeooo:paragraph-rsid="002446f1" style:font-size-asian="12pt" style:font-size-complex="12pt"/>
    </style:style>
    <style:style style:name="P67" style:family="paragraph" style:parent-style-name="Footer">
      <style:text-properties officeooo:paragraph-rsid="0018108b"/>
    </style:style>
    <style:style style:name="P68" style:family="paragraph" style:parent-style-name="Table_20_Contents">
      <style:text-properties style:font-name="Lucida Sans Unicode"/>
    </style:style>
    <style:style style:name="P69" style:family="paragraph" style:parent-style-name="Table_20_Heading">
      <style:text-properties style:font-name="Lucida Sans Unicode"/>
    </style:style>
    <style:style style:name="T1" style:family="text">
      <style:text-properties style:font-name="Lucida Sans Unicode"/>
    </style:style>
    <style:style style:name="T2" style:family="text">
      <style:text-properties style:font-name="Lucida Sans Unicode" fo:font-style="normal" style:text-underline-style="none" style:font-style-asian="normal" style:font-style-complex="normal"/>
    </style:style>
    <style:style style:name="T3" style:family="text">
      <style:text-properties style:font-name="Lucida Sans Unicode" fo:font-style="normal" style:text-underline-style="none" officeooo:rsid="000969ef" style:font-style-asian="normal" style:font-style-complex="normal"/>
    </style:style>
    <style:style style:name="T4" style:family="text">
      <style:text-properties style:font-name="Lucida Sans Unicode" fo:font-style="normal" style:text-underline-style="none" officeooo:rsid="000a1d53" style:font-style-asian="normal" style:font-style-complex="normal"/>
    </style:style>
    <style:style style:name="T5" style:family="text">
      <style:text-properties style:font-name="Lucida Sans Unicode" fo:font-style="normal" style:text-underline-style="none" officeooo:rsid="000a1d53" fo:background-color="#ffff00" loext:char-shading-value="0" style:font-style-asian="normal" style:font-style-complex="normal"/>
    </style:style>
    <style:style style:name="T6" style:family="text">
      <style:text-properties style:font-name="Lucida Sans Unicode" fo:font-style="normal" style:text-underline-style="none" fo:font-weight="normal" style:font-style-asian="normal" style:font-weight-asian="normal" style:font-style-complex="normal" style:font-weight-complex="normal"/>
    </style:style>
    <style:style style:name="T7" style:family="text">
      <style:text-properties style:font-name="Lucida Sans Unicode" fo:font-style="normal" style:text-underline-style="none" fo:font-weight="normal" officeooo:rsid="0024e2f0" style:font-style-asian="normal" style:font-weight-asian="normal" style:font-style-complex="normal" style:font-weight-complex="normal"/>
    </style:style>
    <style:style style:name="T8" style:family="text">
      <style:text-properties style:font-name="Lucida Sans Unicode" fo:font-style="normal" style:text-underline-style="none" fo:font-weight="normal" officeooo:rsid="0027ef0c" style:font-style-asian="normal" style:font-weight-asian="normal" style:font-style-complex="normal" style:font-weight-complex="normal"/>
    </style:style>
    <style:style style:name="T9" style:family="text">
      <style:text-properties style:font-name="Lucida Sans Unicode"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style:font-name="Lucida Sans Unicode" fo:font-size="10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font-name="Lucida Sans Unicode" fo:font-size="12pt" fo:font-style="normal" style:text-underline-style="none" style:font-size-asian="12pt" style:font-style-asian="normal" style:font-size-complex="12pt" style:font-style-complex="normal"/>
    </style:style>
    <style:style style:name="T12" style:family="text">
      <style:text-properties style:font-name="Lucida Sans Unicode" fo:font-size="12pt" fo:font-style="normal" style:text-underline-style="none" officeooo:rsid="0020f93f" style:font-size-asian="12pt" style:font-style-asian="normal" style:font-size-complex="12pt" style:font-style-complex="normal"/>
    </style:style>
    <style:style style:name="T13" style:family="text">
      <style:text-properties style:font-name="Lucida Sans Unicode"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style:font-name="Lucida Sans Unicode"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style:font-name="Lucida Sans Unicode" fo:font-size="12pt" fo:font-style="normal" style:text-underline-style="none" fo:font-weight="normal" officeooo:rsid="00269bbc" style:font-size-asian="12pt" style:font-style-asian="normal" style:font-weight-asian="normal" style:font-size-complex="12pt" style:font-style-complex="normal" style:font-weight-complex="normal"/>
    </style:style>
    <style:style style:name="T16" style:family="text">
      <style:text-properties style:font-name="Lucida Sans Unicode" fo:font-size="12pt" fo:font-style="normal" style:text-underline-style="none" fo:font-weight="normal" officeooo:rsid="0027ef0c" style:font-size-asian="12pt" style:font-style-asian="normal" style:font-weight-asian="normal" style:font-size-complex="12pt" style:font-style-complex="normal" style:font-weight-complex="normal"/>
    </style:style>
    <style:style style:name="T17" style:family="text">
      <style:text-properties style:font-name="Lucida Sans Unicode" fo:font-size="12pt" fo:font-style="normal" style:text-underline-style="solid" style:text-underline-width="auto" style:text-underline-color="font-color" style:font-size-asian="12pt" style:font-style-asian="normal" style:font-size-complex="12pt" style:font-style-complex="normal"/>
    </style:style>
    <style:style style:name="T18" style:family="text">
      <style:text-properties style:font-name="Lucida Sans Unicode" fo:font-size="12pt" fo:font-style="normal" style:text-underline-style="solid" style:text-underline-width="auto" style:text-underline-color="font-color" officeooo:rsid="0020f93f" style:font-size-asian="12pt" style:font-style-asian="normal" style:font-size-complex="12pt" style:font-style-complex="normal"/>
    </style:style>
    <style:style style:name="T19" style:family="text">
      <style:text-properties style:font-name="Lucida Sans Unicode" fo:font-size="8pt" fo:font-style="normal" style:text-underline-style="none" officeooo:rsid="00118536" style:font-style-asian="normal" style:font-style-complex="normal"/>
    </style:style>
    <style:style style:name="T20" style:family="text">
      <style:text-properties style:font-name="Lucida Sans Unicode" fo:font-size="8pt" fo:font-style="normal" style:text-underline-style="none" fo:font-weight="normal" style:font-style-asian="normal" style:font-weight-asian="normal" style:font-style-complex="normal" style:font-weight-complex="normal"/>
    </style:style>
    <style:style style:name="T21" style:family="text">
      <style:text-properties style:font-name="Lucida Sans Unicode" officeooo:rsid="00182924"/>
    </style:style>
    <style:style style:name="T22" style:family="text">
      <style:text-properties style:font-name="Lucida Sans Unicode" fo:font-size="14pt" fo:font-style="normal" style:text-underline-style="none" fo:font-weight="normal" officeooo:rsid="0027ef0c" style:font-style-asian="normal" style:font-weight-asian="normal" style:font-style-complex="normal" style:font-weight-complex="normal"/>
    </style:style>
    <style:style style:name="T23" style:family="text">
      <style:text-properties style:font-name="Lucida Sans Unicode" fo:font-size="16pt" fo:font-style="normal" style:text-underline-style="none" fo:font-weight="normal" officeooo:rsid="0027ef0c" style:font-style-asian="normal" style:font-weight-asian="normal" style:font-style-complex="normal" style:font-weight-complex="normal"/>
    </style:style>
    <style:style style:name="T24" style:family="text">
      <style:text-properties style:text-underline-style="none"/>
    </style:style>
    <style:style style:name="T25" style:family="text">
      <style:text-properties style:text-underline-style="none" officeooo:rsid="00092196"/>
    </style:style>
    <style:style style:name="T26" style:family="text">
      <style:text-properties style:text-underline-style="none" officeooo:rsid="000b0602"/>
    </style:style>
    <style:style style:name="T27" style:family="text">
      <style:text-properties style:text-underline-style="none" officeooo:rsid="000938f0"/>
    </style:style>
    <style:style style:name="T28" style:family="text">
      <style:text-properties style:text-underline-style="none" fo:background-color="#ffff00" loext:char-shading-value="0"/>
    </style:style>
    <style:style style:name="T29" style:family="text">
      <style:text-properties style:text-underline-style="none" officeooo:rsid="000f9f9d" fo:background-color="#ffff00" loext:char-shading-value="0"/>
    </style:style>
    <style:style style:name="T30" style:family="text">
      <style:text-properties style:text-underline-style="none" officeooo:rsid="000f9f9d" fo:background-color="#ffff00" loext:char-shading-value="0"/>
    </style:style>
    <style:style style:name="T31" style:family="text">
      <style:text-properties style:text-underline-style="none" officeooo:rsid="000f9f9d"/>
    </style:style>
    <style:style style:name="T32" style:family="text">
      <style:text-properties style:text-underline-style="none" fo:background-color="#ff3300" loext:char-shading-value="0"/>
    </style:style>
    <style:style style:name="T33" style:family="text">
      <style:text-properties style:text-underline-style="none" officeooo:rsid="00101a81"/>
    </style:style>
    <style:style style:name="T34" style:family="text">
      <style:text-properties fo:font-size="10pt"/>
    </style:style>
    <style:style style:name="T35" style:family="text">
      <style:text-properties fo:font-size="10pt" style:text-underline-style="none"/>
    </style:style>
    <style:style style:name="T36" style:family="text">
      <style:text-properties fo:font-size="10pt" style:text-underline-style="none" style:font-size-asian="10pt" style:font-size-complex="10pt"/>
    </style:style>
    <style:style style:name="T37" style:family="text">
      <style:text-properties fo:font-size="10pt" officeooo:rsid="0015aa01"/>
    </style:style>
    <style:style style:name="T38" style:family="text">
      <style:text-properties fo:font-size="14pt" style:font-size-asian="14pt" style:font-size-complex="14pt"/>
    </style:style>
    <style:style style:name="T39" style:family="text">
      <style:text-properties fo:font-size="14pt" officeooo:rsid="000969ef" style:font-size-asian="14pt" style:font-size-complex="14pt"/>
    </style:style>
    <style:style style:name="T40" style:family="text">
      <style:text-properties fo:font-style="italic" style:font-style-asian="italic" style:font-style-complex="italic"/>
    </style:style>
    <style:style style:name="T41" style:family="text">
      <style:text-properties fo:font-style="italic" officeooo:rsid="000969ef" style:font-style-asian="italic" style:font-style-complex="italic"/>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fo:font-style="italic" style:text-underline-style="solid" style:text-underline-width="auto" style:text-underline-color="font-color" officeooo:rsid="000969ef"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fo:font-style="italic" style:text-underline-style="none" officeooo:rsid="000b34fd"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fo:font-size="13pt" style:font-size-asian="13pt" style:font-size-complex="13pt"/>
    </style:style>
    <style:style style:name="T48" style:family="text">
      <style:text-properties fo:font-size="13pt" fo:font-style="italic" officeooo:rsid="00092196" style:font-size-asian="13pt" style:font-style-asian="italic" style:font-size-complex="13pt" style:font-style-complex="italic"/>
    </style:style>
    <style:style style:name="T49" style:family="text">
      <style:text-properties fo:font-size="13pt" fo:font-style="italic" officeooo:rsid="000969ef" style:font-size-asian="13pt" style:font-style-asian="italic" style:font-size-complex="13pt" style:font-style-complex="italic"/>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092196" style:font-style-asian="normal" style:font-style-complex="normal"/>
    </style:style>
    <style:style style:name="T52" style:family="text">
      <style:text-properties fo:font-style="normal" style:text-underline-style="none" fo:font-weight="normal" style:font-style-asian="normal" style:font-weight-asian="normal" style:font-style-complex="normal" style:font-weight-complex="normal"/>
    </style:style>
    <style:style style:name="T53" style:family="text">
      <style:text-properties officeooo:rsid="00092196"/>
    </style:style>
    <style:style style:name="T54" style:family="text">
      <style:text-properties fo:font-size="16pt"/>
    </style:style>
    <style:style style:name="T55" style:family="text">
      <style:text-properties fo:color="#800000" fo:font-size="16pt" style:text-underline-style="solid" style:text-underline-width="auto" style:text-underline-color="font-color" fo:font-weight="bold" officeooo:rsid="00092196" style:font-weight-asian="bold" style:font-weight-complex="bold"/>
    </style:style>
    <style:style style:name="T56" style:family="text">
      <style:text-properties fo:color="#800000" fo:font-size="16pt" fo:font-weight="normal" officeooo:rsid="00092196" style:font-weight-asian="normal" style:font-weight-complex="normal"/>
    </style:style>
    <style:style style:name="T57" style:family="text">
      <style:text-properties fo:color="#000000" fo:font-size="12pt" fo:font-style="normal" fo:font-weight="normal" officeooo:rsid="00092196" style:font-size-asian="12pt" style:font-style-asian="normal" style:font-weight-asian="normal" style:font-size-complex="12pt" style:font-style-complex="normal" style:font-weight-complex="normal"/>
    </style:style>
    <style:style style:name="T58" style:family="text">
      <style:text-properties fo:font-weight="normal" style:font-weight-asian="normal" style:font-weight-complex="normal"/>
    </style:style>
    <style:style style:name="T59" style:family="text">
      <style:text-properties fo:font-size="12pt" style:font-size-asian="12pt" style:font-size-complex="12pt"/>
    </style:style>
    <style:style style:name="T60" style:family="text">
      <style:text-properties officeooo:rsid="000969ef"/>
    </style:style>
    <style:style style:name="T61" style:family="text">
      <style:text-properties fo:color="#3399ff" fo:font-size="10pt" style:text-underline-style="none" style:font-size-asian="10pt" style:font-size-complex="10pt"/>
    </style:style>
    <style:style style:name="T62" style:family="text">
      <style:text-properties fo:color="#0066ff" fo:font-size="10pt" style:text-underline-style="none" style:font-size-asian="10pt" style:font-size-complex="10pt"/>
    </style:style>
    <style:style style:name="T63" style:family="text">
      <style:text-properties fo:background-color="#ffff00" loext:char-shading-value="0"/>
    </style:style>
    <style:style style:name="T64" style:family="text">
      <style:text-properties fo:background-color="#ffff00" loext:char-shading-value="0"/>
    </style:style>
    <style:style style:name="T65" style:family="text">
      <style:text-properties officeooo:rsid="000b0602"/>
    </style:style>
    <style:style style:name="T66" style:family="text">
      <style:text-properties officeooo:rsid="000b34fd"/>
    </style:style>
    <style:style style:name="T67" style:family="text">
      <style:text-properties fo:background-color="#ff9900" loext:char-shading-value="0"/>
    </style:style>
    <style:style style:name="T68" style:family="text">
      <style:text-properties officeooo:rsid="000f9f9d"/>
    </style:style>
    <style:style style:name="T69" style:family="text">
      <style:text-properties officeooo:rsid="001123c5"/>
    </style:style>
    <style:style style:name="T70" style:family="text">
      <style:text-properties fo:font-size="8pt"/>
    </style:style>
    <style:style style:name="T71" style:family="text">
      <style:text-properties fo:font-size="8pt" fo:font-style="italic" style:font-style-asian="italic" style:font-style-complex="italic"/>
    </style:style>
    <style:style style:name="T72" style:family="text">
      <style:text-properties fo:font-size="8pt" fo:font-style="italic" officeooo:rsid="0015aa01" style:font-style-asian="italic" style:font-style-complex="italic"/>
    </style:style>
    <style:style style:name="T73" style:family="text">
      <style:text-properties officeooo:rsid="0015aa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hird Year Project – Observations and Notes</text:p>
      <text:p text:style-name="P5"/>
      <text:p text:style-name="P11"><text:tab/>The purpose of this document is to keep track of requirements of the project and how that will be achieved, most of the material from this will most likely make it into the final report, however some information may be left out or not included, depending on relevance, outcome, etc. All pieces of work will be explained thoroughly, with an aim, the purpose of the aim and end result, as well as a date stamp. </text:p>
      <text:p text:style-name="P11"><text:span text:style-name="T55"/></text:p>
      <text:p text:style-name="P4"><text:span text:style-name="T55">NOTE:</text:span><text:span text:style-name="T56"> </text:span><text:span text:style-name="T57">This document is not to be confused with the report, this document will contain a lot of information behind my reasoning and mentality, as well as provide me with enough material to fill my report with. Some information present may be irrellevant.</text:span></text:p>
      <text:p text:style-name="P9"/>
      <text:p text:style-name="P5"><text:span text:style-name="T39">1. </text:span><text:span text:style-name="T38">Creating a starting point</text:span><text:span text:style-name="T24"><text:tab/><text:tab/><text:tab/><text:tab/><text:tab/> <text:s text:c="10"/></text:span><text:span text:style-name="T36"><text:s/></text:span><text:span text:style-name="T61"><text:s/></text:span><text:span text:style-name="T62">29/09/2016</text:span><text:span text:style-name="T24"><text:tab/></text:span></text:p>
      <text:p text:style-name="P5"/>
      <text:p text:style-name="P9"><text:span text:style-name="T41">1.1</text:span><text:span text:style-name="T60"> </text:span>The aim of this first task is to set up a couple of things:</text:p>
      <text:list xml:id="list1258692868721011044" text:style-name="L1">
        <text:list-item>
          <text:p text:style-name="P10">Set up a GitHub repository for work</text:p>
        </text:list-item>
        <text:list-item>
          <text:p text:style-name="P10">Check out the Mark scheme and see what sort of outcome we’re looking for</text:p>
        </text:list-item>
        <text:list-item>
          <text:p text:style-name="P10">Conduct an initial research on languages and methods of extraction (slightly lengthier process)</text:p>
        </text:list-item>
      </text:list>
      <text:p text:style-name="P9"/>
      <text:p text:style-name="P3"><text:span text:style-name="T47">Purpose:</text:span></text:p>
      <text:p text:style-name="P3"><text:span text:style-name="T47"/></text:p>
      <text:p text:style-name="P9"><text:span text:style-name="T43">1.1.1 </text:span><text:span text:style-name="T42">GitHub</text:span><text:span text:style-name="T40">:</text:span> First of all, seeing as having versions of this solution is a possibility (and also because it’s generally a good idea anyway) I’m going to initialise a Git repository <text:span text:style-name="T53">(repo)</text:span> from my personal Git, which I might change to the University Git depending on whether it will be more convenient. Although versioning should be out of the question, it’s purpose will be so that not only will I be able to branch off if I wish to, but it also allows me to be much more flexible with my work, if I so choose to be. <text:span text:style-name="T53">At the end this document will be put into the new repo.</text:span></text:p>
      <text:p text:style-name="P9"/>
      <text:p text:style-name="P9"><text:span text:style-name="T49">O</text:span><text:span text:style-name="T48">utcome: </text:span>Link for source: <text:a xlink:type="simple" xlink:href="https://github.com/smararu/ThirdYearProject" text:style-name="Internet_20_link" text:visited-style-name="Visited_20_Internet_20_Link">https://github.com/smararu/ThirdYearProject</text:a> </text:p>
      <text:p text:style-name="P9"/>
      <text:p text:style-name="P9"/>
      <text:p text:style-name="P9"/>
      <text:p text:style-name="P9"/>
      <text:p text:style-name="P9"><text:soft-page-break/></text:p>
      <text:p text:style-name="P1"><text:span text:style-name="T60">1.1.2 </text:span>Mark scheme:<text:span text:style-name="T50"> T</text:span><text:span text:style-name="T51">he mark scheme will provide me with a rough idea with what I should cover, and to what extent I should be explaining what I am doing, that way I can also more easily section my work, and produce a report that is more coherent, comprehensive while at the same time being more concise. It will allow me to know exactly what people look for in a good project, as well as inspire me to get a proper guideline, that will catalyse the process of producing a plan.</text:span></text:p>
      <text:p text:style-name="P1"><text:span text:style-name="T51"/></text:p>
      <text:p text:style-name="P16"><text:span text:style-name="T25">O</text:span><text:span text:style-name="T24">utcome: </text:span></text:p>
      <text:p text:style-name="P18"><text:span text:style-name="T24"/></text:p>
      <text:p text:style-name="P18"><text:span text:style-name="T24">At first glance, we can even get somewhat of an outline from the percentages</text:span></text:p>
      <text:p text:style-name="P41"><text:span text:style-name="T24">Source: </text:span><text:a xlink:type="simple" xlink:href="http://studentnet.cs.manchester.ac.uk/ugt/year3/project/?year=2016" text:style-name="Internet_20_link" text:visited-style-name="Visited_20_Internet_20_Link"><text:span text:style-name="T46">http://studentnet.cs.manchester.ac.uk/ugt/year3/project/?year=2016</text:span></text:a></text:p>
      <text:p text:style-name="P9"/>
      <text:p text:style-name="P12">The percentages are as follows:</text:p>
      <text:list xml:id="list2127237209079489567" text:style-name="L2">
        <text:list-item>
          <text:p text:style-name="P13">Welcome Week Lectures and Initial Plan – 0%</text:p>
        </text:list-item>
        <text:list-item>
          <text:p text:style-name="P13">Seminar<text:span text:style-name="T60"> – </text:span>10%</text:p>
        </text:list-item>
        <text:list-item>
          <text:p text:style-name="P13">Presentation of Results- 10% </text:p>
        </text:list-item>
        <text:list-item>
          <text:p text:style-name="P13">Project hand-in<text:span text:style-name="T60"> – </text:span>0% (if not done, Achievement and Approach mark is reduced to zero) </text:p>
        </text:list-item>
        <text:list-item>
          <text:p text:style-name="P13">Final Report<text:span text:style-name="T60"> – </text:span>25% </text:p>
        </text:list-item>
        <text:list-item>
          <text:p text:style-name="P13">Screencast <text:s/>- 15% </text:p>
        </text:list-item>
        <text:list-item>
          <text:p text:style-name="P13">Achievements and Approach<text:span text:style-name="T60"> – </text:span>40% </text:p>
        </text:list-item>
      </text:list>
      <text:p text:style-name="P12"/>
      <text:p text:style-name="P52"><text:a xlink:type="simple" xlink:href="https://online.manchester.ac.uk/webapps/blackboard/content/listContent.jsp?course_id=_40633_1&amp;content_id=_4638544_1&amp;mode=reset" text:style-name="Internet_20_link" text:visited-style-name="Visited_20_Internet_20_Link"><text:span text:style-name="T1">1.1.2.1 Welcome Week Lectures and Initial Plan:</text:span></text:a></text:p>
      <text:p text:style-name="P38">Note to self, come up with a better numbering system</text:p>
      <text:p text:style-name="P14"><text:a xlink:type="simple" xlink:href="https://online.manchester.ac.uk/webapps/blackboard/content/listContent.jsp?course_id=_40633_1&amp;content_id=_4638544_1&amp;mode=reset" text:style-name="Internet_20_link" text:visited-style-name="Visited_20_Internet_20_Link"><text:span text:style-name="T59">"See Blackboard"</text:span></text:a></text:p>
      <text:p text:style-name="P42"/>
      <text:p text:style-name="P52"><text:span text:style-name="T3">Summary of </text:span><text:span text:style-name="T4">section on Blackboard: Attend the lectures. Create a </text:span><text:span text:style-name="T5">plan</text:span><text:span text:style-name="T4"> by </text:span><text:span text:style-name="T5">17:00 on Friday 30/09 </text:span><text:span text:style-name="T4">that constitutes with, essentially a backbone for what could be further on be </text:span><text:span text:style-name="T5">used as reflection</text:span><text:span text:style-name="T4"> as well as something that will be able to </text:span><text:span text:style-name="T5">track progress until March</text:span><text:span text:style-name="T4">. Doesn’t have to be detailed, but have </text:span><text:span text:style-name="T5">sufficient information</text:span><text:span text:style-name="T4"> to allow </text:span><text:span text:style-name="T5">reflection every two weeks</text:span><text:span text:style-name="T4">.</text:span></text:p>
      <text:p text:style-name="P52"><text:span text:style-name="T4"/></text:p>
      <text:p text:style-name="P53"><text:span text:style-name="T2">Plan must, and I quote the page: “</text:span></text:p>
      <text:list xml:id="list5144901184296314798" text:style-name="L3">
        <text:list-item>
          <text:p text:style-name="P54"><text:span text:style-name="T2"><text:s text:c="4"/>acknowledge that 2/3 of your development time occurs before Christmas</text:span></text:p>
        </text:list-item>
        <text:list-item>
          <text:p text:style-name="P54"><text:span text:style-name="T2"><text:s text:c="4"/>recognise that non-project activities will affect your progress”</text:span></text:p>
        </text:list-item>
      </text:list>
      <text:p text:style-name="P53"><text:span text:style-name="T2"/></text:p>
      <text:p text:style-name="P53"><text:span text:style-name="T2"/></text:p>
      <text:p text:style-name="P53"><text:span text:style-name="T2"/></text:p>
      <text:p text:style-name="P6"><text:soft-page-break/><text:a xlink:type="simple" xlink:href="https://online.manchester.ac.uk/webapps/blackboard/content/listContent.jsp?course_id=_40633_1&amp;content_id=_4640049_1&amp;mode=reset" text:style-name="Internet_20_link" text:visited-style-name="Visited_20_Internet_20_Link">1.1.2.</text:a><text:a xlink:type="simple" xlink:href="https://online.manchester.ac.uk/webapps/blackboard/content/listContent.jsp?course_id=_40633_1&amp;content_id=_4640049_1&amp;mode=reset" text:style-name="Internet_20_link" text:visited-style-name="Visited_20_Internet_20_Link"><text:span text:style-name="T65">2</text:span></text:a><text:a xlink:type="simple" xlink:href="https://online.manchester.ac.uk/webapps/blackboard/content/listContent.jsp?course_id=_40633_1&amp;content_id=_4640049_1&amp;mode=reset" text:style-name="Internet_20_link" text:visited-style-name="Visited_20_Internet_20_Link"> </text:a><text:a xlink:type="simple" xlink:href="https://online.manchester.ac.uk/webapps/blackboard/content/listContent.jsp?course_id=_40633_1&amp;content_id=_4640049_1&amp;mode=reset" text:style-name="Internet_20_link" text:visited-style-name="Visited_20_Internet_20_Link"><text:span text:style-name="T65">Seminar (10%)</text:span></text:a><text:a xlink:type="simple" xlink:href="https://online.manchester.ac.uk/webapps/blackboard/content/listContent.jsp?course_id=_40633_1&amp;content_id=_4640049_1&amp;mode=reset" text:style-name="Internet_20_link" text:visited-style-name="Visited_20_Internet_20_Link">:</text:a></text:p>
      <text:p text:style-name="P6"><text:span text:style-name="T26"/></text:p>
      <text:p text:style-name="P7"><text:span text:style-name="T24">The seminar will be a formal presentation deliberated to your supervisor, second marker, as well as the other students with the same supervisor, and other students that want to show up.</text:span></text:p>
      <text:p text:style-name="P7"><text:span text:style-name="T24"/></text:p>
      <text:p text:style-name="P2"><text:span text:style-name="T24">General notes:</text:span></text:p>
      <text:p text:style-name="P7"><text:span text:style-name="T24">-General time period: Week 7 – 10 check </text:span><text:a xlink:type="simple" xlink:href="https://online.manchester.ac.uk/webapps/blackboard/content/listContent.jsp?course_id=_40633_1&amp;content_id=_4640042_1&amp;mode=reset" text:style-name="Internet_20_link" text:visited-style-name="Visited_20_Internet_20_Link"><text:span text:style-name="T46">key dates</text:span></text:a><text:span text:style-name="T24"> for precise data</text:span></text:p>
      <text:p text:style-name="P8"><text:span text:style-name="T24">-At least the day before a PDF version of support material is required.</text:span></text:p>
      <text:p text:style-name="P8"><text:span text:style-name="T24">-30 minutes, of which 5 minutes will be marking, ideally talks should be between 15-25 minutes (min-max)</text:span></text:p>
      <text:p text:style-name="P8"><text:span text:style-name="T24">-Will be timetabled with all other people with same supervisor, must attend whole session.</text:span></text:p>
      <text:p text:style-name="P8"><text:span text:style-name="T24"/></text:p>
      <text:p text:style-name="P43"><text:span text:style-name="T50">Assessment</text:span><text:span text:style-name="T44"> (this will be lifted from the page, see link above):</text:span></text:p>
      <text:p text:style-name="P43"/>
      <text:p text:style-name="P43">Delivery (weight: 3%)</text:p>
      <text:p text:style-name="P44"><text:s text:c="4"/>How you <text:span text:style-name="T63">engage</text:span> with the <text:span text:style-name="T63">audience</text:span>, the <text:span text:style-name="T63">clarity</text:span> of your <text:span text:style-name="T63">speech</text:span> and your <text:span text:style-name="T63">use</text:span> of <text:span text:style-name="T63">notes</text:span>. </text:p>
      <text:p text:style-name="P46"/>
      <text:p text:style-name="P43">Structure of seminar (weight: 3%)</text:p>
      <text:p text:style-name="P43"><text:s text:c="4"/>The <text:span text:style-name="T63">flow</text:span> to the <text:span text:style-name="T63">material</text:span> presented, the <text:span text:style-name="T63">relevance</text:span> and <text:span text:style-name="T63">depth</text:span> of <text:span text:style-name="T63">topics covered</text:span>, and the <text:span text:style-name="T67">balance</text:span> between the <text:span text:style-name="T63">topics covered</text:span>. </text:p>
      <text:p text:style-name="P46"/>
      <text:p text:style-name="P43">Technical/intellectual content (weight: 2%)</text:p>
      <text:p text:style-name="P43"><text:s text:c="4"/>The <text:span text:style-name="T63">difficultly</text:span> of the <text:span text:style-name="T63">material</text:span> that you <text:span text:style-name="T63">describe</text:span> and your <text:span text:style-name="T63">ability to describe</text:span> it, and your <text:span text:style-name="T63">response to </text:span><text:span text:style-name="T67">questions</text:span><text:span text:style-name="T63"> </text:span></text:p>
      <text:p text:style-name="P46"/>
      <text:p text:style-name="P43">Planning (weight: 2%)</text:p>
      <text:p text:style-name="P43"><text:s text:c="4"/>The <text:span text:style-name="T63">believability</text:span> of the <text:span text:style-name="T63">plan</text:span> that you have to <text:span text:style-name="T63">ensure</text:span> that your <text:span text:style-name="T63">project</text:span> is <text:span text:style-name="T63">successfully completed. </text:span></text:p>
      <text:p text:style-name="P43"/>
      <text:p text:style-name="P43">Your supervisor will give you <text:span text:style-name="T63">informal feedback</text:span>, and an <text:span text:style-name="T63">indication</text:span> of your mark. You <text:span text:style-name="T63">can</text:span> collect formal feedback (a copy of your assessment form) from the School's Student Resource Centre (<text:span text:style-name="T63">SSO</text:span>), in the Kilburn Building,<text:span text:style-name="T63"> a few days after</text:span> you have given your talk.</text:p>
      <text:p text:style-name="P45">End quote</text:p>
      <text:p text:style-name="P45"/>
      <text:p text:style-name="P45"/>
      <text:p text:style-name="P17"/>
      <text:p text:style-name="P17"/>
      <text:p text:style-name="P19"><text:soft-page-break/>For further information on the seminar, there is also the blackboard link in the title <text:span text:style-name="T34">(as with the other subjects</text:span>) or alternatively there is a <text:a xlink:type="simple" xlink:href="http://studentnet.cs.manchester.ac.uk/ugt/year3/project/show.php?id=107" text:style-name="Internet_20_link" text:visited-style-name="Visited_20_Internet_20_Link">more detailed version here</text:a>.</text:p>
      <text:p text:style-name="P19"/>
      <text:p text:style-name="P20">1.1.2.3 <text:span text:style-name="T27">Presentation of Results </text:span><text:span text:style-name="T33">aka </text:span><text:a xlink:type="simple" xlink:href="https://online.manchester.ac.uk/webapps/blackboard/content/listContent.jsp?course_id=_40633_1&amp;content_id=_4649807_1&amp;mode=reset" text:style-name="Internet_20_link" text:visited-style-name="Visited_20_Internet_20_Link">Demonstration</text:a><text:span text:style-name="T33">?</text:span><text:span text:style-name="T27"> </text:span><text:span text:style-name="T24">(10</text:span><text:span text:style-name="T27">%</text:span><text:span text:style-name="T24">):</text:span></text:p>
      <text:p text:style-name="P20"><text:span text:style-name="T24"/></text:p>
      <text:p text:style-name="P21"><text:span text:style-name="T24">Week 5-7 of second semester, all practical work stops on week 7 (start of Easter break)</text:span></text:p>
      <text:p text:style-name="P21"><text:span text:style-name="T24"/></text:p>
      <text:p text:style-name="P21"><text:span text:style-name="T24">Assessment </text:span><text:span text:style-name="T44">(</text:span><text:span text:style-name="T45">see link above)</text:span><text:span text:style-name="T24">: </text:span></text:p>
      <text:p text:style-name="P22"><text:span text:style-name="T24">“</text:span><text:span text:style-name="T31">The assessment of your demonstration is based on </text:span><text:span text:style-name="T30">what</text:span><text:span text:style-name="T31"> you have </text:span><text:span text:style-name="T30">achieved</text:span><text:span text:style-name="T31">, what you </text:span><text:span text:style-name="T30">had to do to achieve</text:span><text:span text:style-name="T31"> it and the </text:span><text:span text:style-name="T30">quality</text:span><text:span text:style-name="T31"> of your achievement</text:span><text:span text:style-name="T24">” “...</text:span><text:span text:style-name="T31">c</text:span><text:span text:style-name="T24">ombination of the </text:span><text:span text:style-name="T28">amount </text:span><text:span text:style-name="T29">of </text:span><text:span text:style-name="T28">new material </text:span><text:span text:style-name="T24">you had to learn <text:s/>(e.g. technologies, methodologies, algorithms, APIs), the </text:span><text:span text:style-name="T28">complexity</text:span><text:span text:style-name="T24"> of your </text:span><text:span text:style-name="T28">implementation</text:span><text:span text:style-name="T24">, the evaluation/</text:span><text:span text:style-name="T28">testing</text:span><text:span text:style-name="T24">/validation of the artefact you produced...” “...</text:span><text:span text:style-name="T28">robustness</text:span><text:span text:style-name="T24"> and </text:span><text:span text:style-name="T28">polish</text:span><text:span text:style-name="T24"> of the final product” </text:span></text:p>
      <text:p text:style-name="P47"><text:span text:style-name="T24"/></text:p>
      <text:p text:style-name="P39"><text:span text:style-name="T24">Note to self, polish heavily indicates that an appropriate user interface may have to be implemented?</text:span></text:p>
      <text:p text:style-name="P48"><text:span text:style-name="T24"/></text:p>
      <text:p text:style-name="P23"><text:span text:style-name="T24">“The </text:span><text:span text:style-name="T28">quality </text:span><text:span text:style-name="T24">of your </text:span><text:span text:style-name="T28">presentation</text:span><text:span text:style-name="T24"> as an </text:span><text:span text:style-name="T28">act of communication</text:span><text:span text:style-name="T24"> is only a </text:span><text:span text:style-name="T28">secondary contribution to the mark</text:span><text:span text:style-name="T24">; it </text:span><text:span text:style-name="T32">effects</text:span><text:span text:style-name="T32"><text:note text:id="ftn0" text:note-class="footnote"><text:note-citation>1</text:note-citation><text:note-body><text:p text:style-name="P67"><text:span text:style-name="T68"><text:s/>effect is a noun, not a verb, should be affects.</text:span></text:p></text:note-body></text:note></text:span><text:span text:style-name="T24"> how your markers perceive the main assessment criteria.“</text:span></text:p>
      <text:p text:style-name="P23"><text:span text:style-name="T24"/></text:p>
      <text:p text:style-name="P23"><text:span text:style-name="T24">Definitely within this there is not actual measure of what would constitute a good mark, but yet again if you want to read more </text:span><text:span text:style-name="T35">(which I did, thank you me)</text:span><text:span text:style-name="T24">, please follow </text:span><text:a xlink:type="simple" xlink:href="http://studentnet.cs.manchester.ac.uk/ugt/year3/project/show.php?id=91" text:style-name="Internet_20_link" text:visited-style-name="Visited_20_Internet_20_Link"><text:span text:style-name="T46">this link</text:span></text:a><text:span text:style-name="T24">. </text:span><text:span text:style-name="T35">(I love the last band)</text:span></text:p>
      <text:p text:style-name="P23"><text:span text:style-name="T35"/></text:p>
      <text:p text:style-name="P24"><text:a xlink:type="simple" xlink:href="https://online.manchester.ac.uk/webapps/blackboard/content/listContent.jsp?course_id=_40633_1&amp;content_id=_4649820_1&amp;mode=reset" text:style-name="Internet_20_link" text:visited-style-name="Visited_20_Internet_20_Link"><text:span text:style-name="T46">1.1.2.4 Project Hand in (40%):</text:span></text:a></text:p>
      <text:p text:style-name="P24"><text:span text:style-name="T46"/></text:p>
      <text:p text:style-name="P33">This is just where we hand in the project, along with all other work, such as this. There is no indication of the way it would be marked on the Blackboard page. And the page <text:a xlink:type="simple" xlink:href="http://studentnet.cs.manchester.ac.uk/ugt/year3/project/show.php?id=235" text:style-name="Internet_20_link" text:visited-style-name="Visited_20_Internet_20_Link">here</text:a> states to check Blackboard. <text:span text:style-name="T69">Cool? </text:span></text:p>
      <text:p text:style-name="P33"/>
      <text:p text:style-name="P33"/>
      <text:p text:style-name="P34">I tossed and turned in disbelief, and found the “<text:a xlink:type="simple" xlink:href="http://studentnet.cs.manchester.ac.uk/ugt/year3/project/show.php?id=661&amp;inline" text:style-name="Internet_20_link" text:visited-style-name="Visited_20_Internet_20_Link">old</text:a>” page which at least had a little more writing on it. Yet still no mark scheme, additional science required.</text:p>
      <text:p text:style-name="P34"/>
      <text:p text:style-name="P58"><text:span text:style-name="T19">Note this page might 404 </text:span></text:p>
      <text:p text:style-name="P58"><text:span text:style-name="T70">☺ ☺ ☺ ☺ ☺ ☺ ☺ ☺<text:line-break/>☺ ☻ ☻ ☺ ☺ ☻ ☻ ☺<text:line-break/>☺ ☻ ☻ ☺ ☺ ☻ ☻ ☺<text:line-break/>☺ ☺ ☺ ☻ ☻ ☺ ☺ ☺<text:line-break/></text:span><text:soft-page-break/><text:span text:style-name="T70">☺ ☺ ☻ ☻ ☻ ☻ ☺ ☺<text:line-break/>☺ ☺ ☻ ☺ ☺ ☻ ☺ ☺<text:line-break/> ☺ ☺ ☺ ☺ ☺ ☺ ☺ ☺ </text:span></text:p>
      <text:p text:style-name="P24"><text:span text:style-name="T24"/></text:p>
      <text:p text:style-name="P25"><text:a xlink:type="simple" xlink:href="https://online.manchester.ac.uk/webapps/blackboard/content/listContent.jsp?course_id=_40633_1&amp;content_id=_4649841_1&amp;mode=reset" text:style-name="Internet_20_link" text:visited-style-name="Visited_20_Internet_20_Link"><text:span text:style-name="T46">1.1.2.5 Final Report (25%)</text:span></text:a><text:span text:style-name="T46">:</text:span></text:p>
      <text:p text:style-name="P25"><text:span text:style-name="T46"/></text:p>
      <text:p text:style-name="P25">“17:00 on Tuesday in the eleventh week”: <text:a xlink:type="simple" xlink:href="https://online.manchester.ac.uk/webapps/blackboard/content/listContent.jsp?course_id=_40633_1&amp;content_id=_4640042_1&amp;mode=reset" text:style-name="Internet_20_link" text:visited-style-name="Visited_20_Internet_20_Link"><text:span text:style-name="T54">KEY DATES</text:span></text:a></text:p>
      <text:p text:style-name="P25">I’ll also include a table of what one should expect in terms of length:</text:p>
      <text:p text:style-name="P2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9">Course Unit</text:p>
            </table:table-cell>
            <table:table-cell table:style-name="Table1.B1" office:value-type="string">
              <text:p text:style-name="P69">Credits</text:p>
            </table:table-cell>
            <table:table-cell table:style-name="Table1.B1" office:value-type="string">
              <text:p text:style-name="P69">Years</text:p>
            </table:table-cell>
            <table:table-cell table:style-name="Table1.D1" office:value-type="string">
              <text:p text:style-name="P69">Size Guideline</text:p>
            </table:table-cell>
          </table:table-row>
        </table:table-header-rows>
        <table:table-row>
          <table:table-cell table:style-name="Table1.A2" office:value-type="string">
            <text:p text:style-name="P68">COMP30030</text:p>
          </table:table-cell>
          <table:table-cell table:style-name="Table1.B2" office:value-type="string">
            <text:p text:style-name="P68">30</text:p>
          </table:table-cell>
          <table:table-cell table:style-name="Table1.B2" office:value-type="string">
            <text:p text:style-name="P68">2015/2016 onwards</text:p>
          </table:table-cell>
          <table:table-cell table:style-name="Table1.D2" office:value-type="string">
            <text:p text:style-name="P68">5,000-8,000 words</text:p>
          </table:table-cell>
        </table:table-row>
        <table:table-row>
          <table:table-cell table:style-name="Table1.A2" office:value-type="string">
            <text:p text:style-name="P68">COMP30030</text:p>
          </table:table-cell>
          <table:table-cell table:style-name="Table1.B2" office:value-type="string">
            <text:p text:style-name="P68">30</text:p>
          </table:table-cell>
          <table:table-cell table:style-name="Table1.B2" office:value-type="string">
            <text:p text:style-name="P68">2014/2015</text:p>
          </table:table-cell>
          <table:table-cell table:style-name="Table1.D2" office:value-type="string">
            <text:p text:style-name="P68">4,000-6,000 words</text:p>
          </table:table-cell>
        </table:table-row>
        <table:table-row>
          <table:table-cell table:style-name="Table1.A4" office:value-type="string">
            <text:p text:style-name="P68">COMP30040</text:p>
          </table:table-cell>
          <table:table-cell table:style-name="Table1.B4" office:value-type="string">
            <text:p text:style-name="P68">40</text:p>
          </table:table-cell>
          <table:table-cell table:style-name="Table1.B4" office:value-type="string">
            <text:p text:style-name="P68">2014/2015 onwards</text:p>
          </table:table-cell>
          <table:table-cell table:style-name="Table1.D4" office:value-type="string">
            <text:p text:style-name="P68">5,000-8,000 words</text:p>
          </table:table-cell>
        </table:table-row>
      </table:table>
      <text:p text:style-name="P25"/>
      <text:p text:style-name="P25">Things the title page of the report needs to include: <text:span text:style-name="T71">start quote</text:span></text:p>
      <text:p text:style-name="P25"/>
      <text:list xml:id="list3035891088417057749" text:style-name="L4">
        <text:list-item>
          <text:p text:style-name="P26"><text:s text:c="4"/>your name</text:p>
        </text:list-item>
        <text:list-item>
          <text:p text:style-name="P26"><text:s text:c="4"/>the title of your project</text:p>
        </text:list-item>
        <text:list-item>
          <text:p text:style-name="P26"><text:s text:c="4"/>date (month and year) of submission</text:p>
        </text:list-item>
        <text:list-item>
          <text:p text:style-name="P26"><text:s text:c="4"/>your project supervisor's name</text:p>
        </text:list-item>
        <text:list-item>
          <text:p text:style-name="P26"><text:s text:c="4"/>your degree programme</text:p>
        </text:list-item>
        <text:list-item>
          <text:p text:style-name="P26"><text:s text:c="4"/>the information that this is a project report for a third year project done in the School of Computer Science at the University of Manchester </text:p>
        </text:list-item>
      </text:list>
      <text:p text:style-name="P25"><text:span text:style-name="T71">end quote</text:span></text:p>
      <text:p text:style-name="P25"><text:span text:style-name="T71"/></text:p>
      <text:p text:style-name="P29">I won’t put in the late submission deadlines, negative thinking isn’t allowed in this document!</text:p>
      <text:p text:style-name="P29"/>
      <text:p text:style-name="P49">And we got <text:a xlink:type="simple" xlink:href="http://studentnet.cs.manchester.ac.uk/ugt/year3/project/show.php?id=67" text:style-name="Internet_20_link" text:visited-style-name="Visited_20_Internet_20_Link">Ass</text:a><text:a xlink:type="simple" xlink:href="http://studentnet.cs.manchester.ac.uk/ugt/year3/project/show.php?id=67" text:style-name="Internet_20_link" text:visited-style-name="Visited_20_Internet_20_Link"><text:span text:style-name="T73">essment Guideline</text:span></text:a><text:span text:style-name="T73"> for more information, but here is the info again </text:span><text:span text:style-name="T37">(with highlighting if needed)</text:span></text:p>
      <text:p text:style-name="P49"><text:span text:style-name="T37"/></text:p>
      <text:p text:style-name="P27"><text:span text:style-name="T72">start quote</text:span></text:p>
      <text:p text:style-name="P37">Organisation (weight: 10)</text:p>
      <text:p text:style-name="P37"><text:span text:style-name="T66"><text:s text:c="4"/></text:span>The <text:span text:style-name="T64">flow</text:span> of the content, <text:span text:style-name="T63">correct topics</text:span> being <text:span text:style-name="T63">covered</text:span> with the <text:span text:style-name="T63">appropriate balance</text:span>, how <text:span text:style-name="T63">focused</text:span> the <text:span text:style-name="T63">report</text:span> was, and the <text:span text:style-name="T63">breadth of material</text:span> that <text:span text:style-name="T63">needed</text:span> to be <text:span text:style-name="T63">organised</text:span>. Reports that are <text:span text:style-name="T63">overly long </text:span>and <text:span text:style-name="T63">unfocused</text:span> will be <text:span text:style-name="T63">penalised</text:span> in this category. </text:p>
      <text:p text:style-name="P37">Presentation (weight; 5)</text:p>
      <text:p text:style-name="P37"><text:s text:c="4"/>Tidiness, layout, indexing, headings, diagrams </text:p>
      <text:p text:style-name="P37">Critical Analysis (weight: 10)</text:p>
      <text:p text:style-name="P37"><text:soft-page-break/><text:s text:c="4"/>The <text:span text:style-name="T63">analysis</text:span> performed <text:span text:style-name="T63">on</text:span> the <text:span text:style-name="T63">context</text:span>, assessment of<text:span text:style-name="T63"> alternative approaches</text:span>, <text:span text:style-name="T63">testing</text:span>/evaluation of project artefacts, <text:span text:style-name="T63">reflection</text:span> on <text:span text:style-name="T63">project planning</text:span> and <text:span text:style-name="T63">management</text:span> </text:p>
      <text:p text:style-name="P37">Technical Writing (weight: 20)</text:p>
      <text:p text:style-name="P37"><text:s text:c="4"/>How clearly the report presents <text:span text:style-name="T63">technical</text:span>/<text:span text:style-name="T63">scientific</text:span> details, the <text:span text:style-name="T63">complexity</text:span> of the material being described. Reports that are <text:span text:style-name="T63">overly long</text:span> and <text:span text:style-name="T63">unfocused</text:span> will be penalised in this category. </text:p>
      <text:p text:style-name="P27"><text:span text:style-name="T71">end quote</text:span></text:p>
      <text:p text:style-name="P27"><text:span text:style-name="T71"/></text:p>
      <text:p text:style-name="P40">The weights add up to 45?</text:p>
      <text:p text:style-name="P40"/>
      <text:p text:style-name="P55"><text:a xlink:type="simple" xlink:href="https://online.manchester.ac.uk/webapps/blackboard/content/listContent.jsp?course_id=_40633_1&amp;content_id=_4650314_1&amp;mode=reset" text:style-name="Internet_20_link" text:visited-style-name="Visited_20_Internet_20_Link"><text:span text:style-name="T1">1.1.2.6 Screencast (15%):</text:span></text:a></text:p>
      <text:p text:style-name="P55"><text:span text:style-name="T1"/></text:p>
      <text:p text:style-name="P63"><text:span text:style-name="T1">The screen cast will basically be a video showing the actual project running on a machine. </text:span><text:span text:style-name="T21">Coming at you with a hot new guideline table</text:span></text:p>
      <text:p text:style-name="P50"/>
      <text:p text:style-name="P50"/>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9">Course Unit</text:p>
            </table:table-cell>
            <table:table-cell table:style-name="Table2.B1" office:value-type="string">
              <text:p text:style-name="P69">Credits</text:p>
            </table:table-cell>
            <table:table-cell table:style-name="Table2.B1" office:value-type="string">
              <text:p text:style-name="P69">Years</text:p>
            </table:table-cell>
            <table:table-cell table:style-name="Table2.D1" office:value-type="string">
              <text:p text:style-name="P69">Length Guideline</text:p>
            </table:table-cell>
          </table:table-row>
        </table:table-header-rows>
        <table:table-row>
          <table:table-cell table:style-name="Table2.A2" office:value-type="string">
            <text:p text:style-name="P68">COMP30030</text:p>
          </table:table-cell>
          <table:table-cell table:style-name="Table2.B2" office:value-type="string">
            <text:p text:style-name="P68">30</text:p>
          </table:table-cell>
          <table:table-cell table:style-name="Table2.B2" office:value-type="string">
            <text:p text:style-name="P68">2016/2017 onwards</text:p>
          </table:table-cell>
          <table:table-cell table:style-name="Table2.D2" office:value-type="string">
            <text:p text:style-name="P68">4-8 minutes</text:p>
          </table:table-cell>
        </table:table-row>
        <table:table-row>
          <table:table-cell table:style-name="Table2.A2" office:value-type="string">
            <text:p text:style-name="P68">COMP30030</text:p>
          </table:table-cell>
          <table:table-cell table:style-name="Table2.B2" office:value-type="string">
            <text:p text:style-name="P68">30</text:p>
          </table:table-cell>
          <table:table-cell table:style-name="Table2.B2" office:value-type="string">
            <text:p text:style-name="P68">Up to 2015/2016</text:p>
          </table:table-cell>
          <table:table-cell table:style-name="Table2.D2" office:value-type="string">
            <text:p text:style-name="P68">3-6 minutes</text:p>
          </table:table-cell>
        </table:table-row>
        <table:table-row>
          <table:table-cell table:style-name="Table2.A4" office:value-type="string">
            <text:p text:style-name="P68">COMP30040</text:p>
          </table:table-cell>
          <table:table-cell table:style-name="Table2.B4" office:value-type="string">
            <text:p text:style-name="P68">40</text:p>
          </table:table-cell>
          <table:table-cell table:style-name="Table2.B4" office:value-type="string">
            <text:p text:style-name="P68">All</text:p>
          </table:table-cell>
          <table:table-cell table:style-name="Table2.D4" office:value-type="string">
            <text:p text:style-name="P68">4-8 minutes</text:p>
          </table:table-cell>
        </table:table-row>
      </table:table>
      <text:p text:style-name="P50"/>
      <text:p text:style-name="P51">Assessment: </text:p>
      <text:p text:style-name="P51"/>
      <text:p text:style-name="P28"><text:span text:style-name="T72">start quote</text:span></text:p>
      <text:p text:style-name="P51">Organisation (weight: 3)</text:p>
      <text:p text:style-name="P51"><text:s text:c="4"/>The overall <text:span text:style-name="T63">balance</text:span> of the <text:span text:style-name="T63">content</text:span>, the order in which topics are covered and the focus of the presentation. </text:p>
      <text:p text:style-name="P51">Presentation (weight: 2)</text:p>
      <text:p text:style-name="P51"><text:s text:c="4"/>The <text:span text:style-name="T63">clarity</text:span> with which <text:span text:style-name="T63">achievements</text:span> are <text:span text:style-name="T63">described;</text:span> this is from both a <text:span text:style-name="T63">visual</text:span> and <text:span text:style-name="T63">description viewpoint</text:span>. </text:p>
      <text:p text:style-name="P51">Technical Impression (weight: 5)</text:p>
      <text:p text:style-name="P51"><text:s text:c="4"/>The <text:span text:style-name="T63">breadth</text:span> and <text:span text:style-name="T63">depth</text:span> of achievements, what had to be <text:span text:style-name="T63">done </text:span>to <text:span text:style-name="T63">create these</text:span>, the <text:span text:style-name="T63">quality of the achievement </text:span></text:p>
      <text:p text:style-name="P28"><text:span text:style-name="T71">end quote</text:span></text:p>
      <text:p text:style-name="P28"><text:span text:style-name="T71"/></text:p>
      <text:p text:style-name="P30">Which when you look at, it looks very similar to that of the previous ones, just that this is applied to a screen cast, not a report<text:span text:style-name="T34"> (and the report has additional constraints)</text:span></text:p>
      <text:p text:style-name="P30"><text:span text:style-name="T34"/></text:p>
      <text:p text:style-name="P31">Examples of screen casts can be found on blackboard.</text:p>
      <text:p text:style-name="P31"/>
      <text:p text:style-name="P31"><text:soft-page-break/></text:p>
      <text:p text:style-name="P32">This almost concludes section 1.1.2, however I think this tiny little research has spawned an idea for my plan, which will be to use the key dates to create a minimal backbone of where I’m supposed to be, before I personally flesh it out.</text:p>
      <text:p text:style-name="P32"/>
      <text:p text:style-name="P35">1.1.3 Research on <text:span text:style-name="T58">methods:</text:span><text:span text:style-name="T52"> The</text:span><text:span text:style-name="T50"> aim of this section for the time being will be to go over what I have found so far, but also provide a place to build upon. For the time being I’m going to very briefly brush over the things that I have seen, along with the links to materials.</text:span></text:p>
      <text:p text:style-name="P35"><text:span text:style-name="T50"/></text:p>
      <text:p text:style-name="P36"><text:span text:style-name="T50">Things like sentiment analysis could be a part of the classification of my data</text:span></text:p>
      <text:p text:style-name="P36"><text:span text:style-name="T50"/></text:p>
      <text:p text:style-name="P56"><text:span text:style-name="T11">Wow, looks like someone jumped the gun on me </text:span><text:a xlink:type="simple" xlink:href="https://www.quora.com/Which-is-Best-and-easy-Language-for-Sentiment-Analysis-on-Twitter-Data-R-or-Python" text:style-name="Internet_20_link" text:visited-style-name="Visited_20_Internet_20_Link"><text:span text:style-name="T17">R or Python?</text:span></text:a><text:span text:style-name="T11"> </text:span><text:span text:style-name="T12">Further science obviously has to be done, but so far, I’ve have seen quite a few things coming from python, and to be honest it seems as if there are quite a few libraries that let me manipulate stuff. </text:span></text:p>
      <text:p text:style-name="P56"><text:span text:style-name="T12"/></text:p>
      <text:p text:style-name="P65"><text:a xlink:type="simple" xlink:href="https://www.quora.com/What-are-some-of-the-best-ways-to-perform-a-sentiment-analysis-on-Twitter-data" text:style-name="Internet_20_link" text:visited-style-name="Visited_20_Internet_20_Link"><text:span text:style-name="T18">M</text:span></text:a><text:a xlink:type="simple" xlink:href="https://www.quora.com/What-are-some-of-the-best-ways-to-perform-a-sentiment-analysis-on-Twitter-data" text:style-name="Internet_20_link" text:visited-style-name="Visited_20_Internet_20_Link"><text:span text:style-name="T17">ore R Twitter Sentiment Analysis, ooooo project </text:span></text:a></text:p>
      <text:p text:style-name="P56"><text:span text:style-name="T12"/></text:p>
      <text:p text:style-name="P64"><text:span text:style-name="T11">Now I have </text:span><text:span text:style-name="T13">heard </text:span><text:span text:style-name="T14">about </text:span><text:a xlink:type="simple" xlink:href="https://en.wikipedia.org/wiki/R_(programming_language)" text:style-name="Internet_20_link" text:visited-style-name="Visited_20_Internet_20_Link">R</text:a><text:span text:style-name="T14"> before, emphasis on heard. I haven’t actually ever even touched it, and while I have had some sort of had experience with languages similar to R, python has always had a place in my heart </text:span><text:span text:style-name="T10">(plus I like pretty colours)</text:span></text:p>
      <text:p text:style-name="P64"><text:span text:style-name="T10"/></text:p>
      <text:p text:style-name="P59"><text:span text:style-name="T6">VIDEOS: </text:span><text:a xlink:type="simple" xlink:href="https://www.youtube.com/watch?v=AJVP96tAWxw" text:style-name="Internet_20_link" text:visited-style-name="Visited_20_Internet_20_Link"><text:span text:style-name="T9">Siraj on Sentiment Analysis</text:span></text:a></text:p>
      <text:p text:style-name="P62"><text:span text:style-name="T6">(The first Siraj video I saw from him, on </text:span><text:a xlink:type="simple" xlink:href="https://www.youtube.com/watch?v=AKwfVAKaigI" text:style-name="Internet_20_link" text:visited-style-name="Visited_20_Internet_20_Link"><text:span text:style-name="T9">AI Readers, with Parsey McParseface</text:span></text:a><text:span text:style-name="T6">)</text:span></text:p>
      <text:p text:style-name="P59"><text:span text:style-name="T6"/></text:p>
      <text:p text:style-name="P59"><text:span text:style-name="T6">Siraj has been posting very interesting things on the Hackathon Hackers EU page during the summer and this is one of the videos, it goes over, relatively quickly, the way that you can perform Sentiment Analysis on a film review to see if it is positive or negative.</text:span></text:p>
      <text:p text:style-name="P59"><text:span text:style-name="T6"/></text:p>
      <text:p text:style-name="P60"><text:a xlink:type="simple" xlink:href="http://thenewstack.io/six-of-the-best-open-source-data-mining-tools/" text:style-name="Internet_20_link" text:visited-style-name="Visited_20_Internet_20_Link"><text:span text:style-name="T9">NLTK fun stuff and R popping up again</text:span></text:a><text:span text:style-name="T6"> </text:span><text:span text:style-name="T7">as well as others I’ve never heard of.</text:span></text:p>
      <text:p text:style-name="P66"><text:span text:style-name="T6">note to self Python has an integrated NLTK library, fun!</text:span></text:p>
      <text:p text:style-name="P66"><text:span text:style-name="T6"/></text:p>
      <text:p text:style-name="P61"><text:span text:style-name="T6">Haven’t had time to read more about it, but look into the </text:span><text:a xlink:type="simple" xlink:href="https://cran.r-project.org/web/packages/tm/index.html" text:style-name="Internet_20_link" text:visited-style-name="Visited_20_Internet_20_Link"><text:span text:style-name="T9">Cran-R data mining</text:span></text:a><text:span text:style-name="T6">, and sentiment analysis library </text:span><text:span text:style-name="T20">(apparently)</text:span></text:p>
      <text:p text:style-name="P61"><text:span text:style-name="T20"/></text:p>
      <text:p text:style-name="P57"><text:span text:style-name="T15">Okay, after this </text:span><text:a xlink:type="simple" xlink:href="https://www.youtube.com/watch?v=89FHXM2q36s&amp;feature=youtu.be" text:style-name="Internet_20_link" text:visited-style-name="Visited_20_Internet_20_Link">IBM Watson Tone Analysis video</text:a><text:span text:style-name="T15">, my brain has shut down, ‘tis late, which is ever so apparent in the gradual half-life of my formality. </text:span><text:span text:style-name="T16">Aiite, peace </text:span><text:span text:style-name="T2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Nova Cond Light" svg:font-family="'Arial Nova Cond Light'"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21:04:12.031000000</meta:creation-date>
    <dc:date>2016-09-30T00:40:56.292000000</dc:date>
    <meta:editing-duration>PT1H18M39S</meta:editing-duration>
    <meta:editing-cycles>21</meta:editing-cycles>
    <meta:generator>LibreOffice/5.2.1.2$Windows_x86 LibreOffice_project/31dd62db80d4e60af04904455ec9c9219178d620</meta:generator>
    <meta:document-statistic meta:table-count="2" meta:image-count="0" meta:object-count="0" meta:page-count="7" meta:paragraph-count="144" meta:word-count="1931" meta:character-count="11132" meta:non-whitespace-character-count="9228"/>
  </office:meta>
</office:document-meta>
</file>